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27369" officeooo:paragraph-rsid="00027369"/>
    </style:style>
    <style:style style:name="P2" style:family="paragraph" style:parent-style-name="Standard">
      <style:text-properties fo:font-size="14pt" fo:font-weight="bold" officeooo:rsid="00027369" officeooo:paragraph-rsid="00027369" style:font-size-asian="14pt" style:font-weight-asian="bold" style:font-size-complex="14pt" style:font-weight-complex="bold"/>
    </style:style>
    <style:style style:name="P3" style:family="paragraph" style:parent-style-name="Standard">
      <style:text-properties fo:font-size="12pt" officeooo:rsid="00027369" officeooo:paragraph-rsid="00027369" style:font-size-asian="10.5pt" style:font-size-complex="12pt"/>
    </style:style>
    <style:style style:name="P4" style:family="paragraph" style:parent-style-name="Standard">
      <style:text-properties style:font-name="Liberation Sans" fo:font-size="24pt" officeooo:rsid="00027369" officeooo:paragraph-rsid="00027369" style:font-size-asian="24pt" style:font-size-complex="24pt"/>
    </style:style>
    <style:style style:name="T1" style:family="text">
      <style:text-properties style:font-name="Liberation San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LAN DE PROYECTO. cacTÚ.</text:p>
      <text:p text:style-name="P1"/>
      <text:p text:style-name="P1">Este proyecto se realiza para una pequeña empresa que tiene un invernadero de cactus. Queremos ayudarlos con su sistema de inventario. Tienen un sistema de almacenado de los cactus en el que escriben en un libro de inventario los que van adquiriendo y vendiendo.</text:p>
      <text:p text:style-name="P1"/>
      <text:p text:style-name="P2">Propósito.</text:p>
      <text:p text:style-name="P1">Mejorar la productividad de los empleados de este invernadero. Con ello podrán controlar mejor lo que entra y sale de su empresa y con esos datos prosperar.</text:p>
      <text:p text:style-name="P1"/>
      <text:p text:style-name="P2">Visión.</text:p>
      <text:p text:style-name="P1">Los empleados no tardarán tanto en revisar y comprobar las existencias de los distintos cactus.</text:p>
      <text:p text:style-name="P1">La primera versión será operativa y volveremos a contactar con ellos al poco tiempo para satisfacer las nuevas demandas que requieran para seguir mejorando juntos la aplicación.</text:p>
      <text:p text:style-name="P1"/>
      <text:p text:style-name="P2">Principios.</text:p>
      <text:p text:style-name="P1">La aplicación tiene que ser accesible para que cualquier persona que trabaje en el invernadero sea capaz de usarla.</text:p>
      <text:p text:style-name="P1"/>
      <text:p text:style-name="P1">El jefe de Proyecto será Alberto Colmenar.</text:p>
      <text:p text:style-name="P1">El producto será una aplicación .exe. Los usuarios tendrán que tener un paquete de Microsoft Office para ver los datos si lo desean.</text:p>
      <text:p text:style-name="P1"/>
      <text:p text:style-name="P1"/>
      <text:p text:style-name="P2">Objetivos.</text:p>
      <text:p text:style-name="P1">Una primera versión en el que los usuarios puedan añadir, ver, modificar un cactus.</text:p>
      <text:p text:style-name="P1"/>
      <text:p text:style-name="P2">Organización.</text:p>
      <text:p text:style-name="P1">Al ser una aplicación pequeña solo tendremos un desarrollador que será el mismo jefe de Proyecto Alberto. Esto nos dará una rápida implementación ya que él ha hablado directamente con los clientes y sabe lo que necesitan.</text:p>
      <text:p text:style-name="P1"/>
      <text:p text:style-name="P2">Recursos.</text:p>
      <text:p text:style-name="P1">Una persona con conocimientos básicos en diseño de interfaces y C#. </text:p>
      <text:p text:style-name="P1">Portátil con licencia de Microsoft.</text:p>
      <text:p text:style-name="P1"/>
      <text:p text:style-name="P2">Planificación.</text:p>
      <text:p text:style-name="P1">El proyecto durará 5 semanas. Ya que el desarrollador trabajará 2 días por semana y 4 horas al día.</text:p>
      <text:p text:style-name="P1">La primera semana se trabajará con la inserción de datos en el Excel.</text:p>
      <text:p text:style-name="P1">La segunda y tercera semana se implementará la portada e inventario (donde irá la tabla con los datos).</text:p>
      <text:p text:style-name="P1">Las últimas dos semanas se creará el formulario y se harán las pruebas competentes.</text:p>
      <text:p text:style-name="P1"/>
      <text:p text:style-name="P2">Riesgos.</text:p>
      <text:p text:style-name="P1">Si el desarrollador enferma temporalmente tendremos que aplazar unos días la entrega de la aplicación. Si fuera más larga la baja habría que contratar un nuevo desarrollador con lo que tardaríamos semanas en ponernos al día.</text:p>
      <text:p text:style-name="P1"/>
      <text:p text:style-name="P1"/>
      <text:p text:style-name="P1"/>
      <text:p text:style-name="P2"><text:soft-page-break/>Futuro.</text:p>
      <text:p text:style-name="P3">Al ser una primera versión el tema visual ha quedado en un segundo plano. Podríamos mejorarlo.</text:p>
      <text:p text:style-name="P3">Nueva funcionalidad: un apartado extra para elaborar tickets o facturas para entregar a los compradores de cactus y que se vean reflejados en el inventario, mostrar una foto del cactus para su pronta identificación.</text:p>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4T21:47:44.252000000</meta:creation-date>
    <dc:date>2024-02-24T22:56:09.004000000</dc:date>
    <meta:editing-duration>PT1H8M25S</meta:editing-duration>
    <meta:editing-cycles>1</meta:editing-cycles>
    <meta:document-statistic meta:table-count="0" meta:image-count="0" meta:object-count="0" meta:page-count="2" meta:paragraph-count="28" meta:word-count="392" meta:character-count="2386" meta:non-whitespace-character-count="2021"/>
    <meta:generator>LibreOffice/7.6.2.1$Windows_X86_64 LibreOffice_project/56f7684011345957bbf33a7ee678afaf4d2ba333</meta:generator>
  </office:meta>
</office:document-meta>
</file>